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0.515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1.409cm"/>
    </style:style>
    <style:style style:name="co6" style:family="table-column">
      <style:table-column-properties fo:break-before="auto" style:column-width="1.3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ch_qos" table:style-name="ta1">
        <table:shapes>
          <draw:frame draw:z-index="0" draw:style-name="gr1" draw:text-style-name="P1" svg:width="15.999cm" svg:height="8.999cm" svg:x="2.268cm" svg:y="8.563cm">
            <draw:object draw:notify-on-update-of-ranges="mech_qos.B11:mech_qos.B17 mech_qos.C10:mech_qos.C10 mech_qos.C11:mech_qos.C17 mech_qos.B11:mech_qos.B17 mech_qos.D10:mech_qos.D10 mech_qos.D11:mech_qos.D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63cm" svg:y="9.431cm">
            <draw:object draw:notify-on-update-of-ranges="mech_qos.F11:mech_qos.F17 mech_qos.G10:mech_qos.G10 mech_qos.G11:mech_qos.G17 mech_qos.F11:mech_qos.F17 mech_qos.H10:mech_qos.H10 mech_qos.H11:mech_qos.H1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98939300100372" calcext:value-type="float">
            <text:p>0.9989393001</text:p>
          </table:table-cell>
          <table:table-cell office:value-type="float" office:value="0.99933869025954" calcext:value-type="float">
            <text:p>0.9993386903</text:p>
          </table:table-cell>
          <table:table-cell office:value-type="float" office:value="0.933568893496437" calcext:value-type="float">
            <text:p>0.933568893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993795627621481" calcext:value-type="float">
            <text:p>0.9937956276</text:p>
          </table:table-cell>
          <table:table-cell office:value-type="float" office:value="0.998791296222803" calcext:value-type="float">
            <text:p>0.9987912962</text:p>
          </table:table-cell>
          <table:table-cell office:value-type="float" office:value="0.876912247140849" calcext:value-type="float">
            <text:p>0.8769122471</text:p>
          </table:table-cell>
          <table:table-cell office:value-type="float" office:value="1" calcext:value-type="float">
            <text:p>1</text:p>
          </table:table-cell>
          <table:table-cell office:value-type="float" office:value="0.999894625922023" calcext:value-type="float">
            <text:p>0.9998946259</text:p>
          </table:table-cell>
          <table:table-cell office:value-type="float" office:value="1" calcext:value-type="float">
            <text:p>1</text:p>
          </table:table-cell>
          <table:table-cell office:value-type="float" office:value="0.999806814190376" calcext:value-type="float">
            <text:p>0.999806814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88014523501269" calcext:value-type="float">
            <text:p>0.9880145235</text:p>
          </table:table-cell>
          <table:table-cell office:value-type="float" office:value="0.997100862997403" calcext:value-type="float">
            <text:p>0.997100863</text:p>
          </table:table-cell>
          <table:table-cell office:value-type="float" office:value="0.826048032175717" calcext:value-type="float">
            <text:p>0.8260480322</text:p>
          </table:table-cell>
          <table:table-cell office:value-type="float" office:value="1" calcext:value-type="float">
            <text:p>1</text:p>
          </table:table-cell>
          <table:table-cell office:value-type="float" office:value="0.999892933618844" calcext:value-type="float">
            <text:p>0.9998929336</text:p>
          </table:table-cell>
          <table:table-cell office:value-type="float" office:value="1" calcext:value-type="float">
            <text:p>1</text:p>
          </table:table-cell>
          <table:table-cell office:value-type="float" office:value="0.999499109028017" calcext:value-type="float">
            <text:p>0.99949910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981437921400605" calcext:value-type="float">
            <text:p>0.9814379214</text:p>
          </table:table-cell>
          <table:table-cell office:value-type="float" office:value="0.99403460818481" calcext:value-type="float">
            <text:p>0.9940346082</text:p>
          </table:table-cell>
          <table:table-cell office:value-type="float" office:value="0.803407664601455" calcext:value-type="float">
            <text:p>0.8034076646</text:p>
          </table:table-cell>
          <table:table-cell office:value-type="float" office:value="1" calcext:value-type="float">
            <text:p>1</text:p>
          </table:table-cell>
          <table:table-cell office:value-type="float" office:value="0.999691021446747" calcext:value-type="float">
            <text:p>0.9996910214</text:p>
          </table:table-cell>
          <table:table-cell office:value-type="float" office:value="1" calcext:value-type="float">
            <text:p>1</text:p>
          </table:table-cell>
          <table:table-cell office:value-type="float" office:value="0.998189108558599" calcext:value-type="float">
            <text:p>0.998189108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966744921446716" calcext:value-type="float">
            <text:p>0.9667449214</text:p>
          </table:table-cell>
          <table:table-cell office:value-type="float" office:value="0.990457281306315" calcext:value-type="float">
            <text:p>0.9904572813</text:p>
          </table:table-cell>
          <table:table-cell office:value-type="float" office:value="0.749527442158047" calcext:value-type="float">
            <text:p>0.7495274422</text:p>
          </table:table-cell>
          <table:table-cell office:value-type="float" office:value="1" calcext:value-type="float">
            <text:p>1</text:p>
          </table:table-cell>
          <table:table-cell office:value-type="float" office:value="0.999712527056277" calcext:value-type="float">
            <text:p>0.9997125271</text:p>
          </table:table-cell>
          <table:table-cell office:value-type="float" office:value="0.999805533008658" calcext:value-type="float">
            <text:p>0.999805533</text:p>
          </table:table-cell>
          <table:table-cell office:value-type="float" office:value="0.99221312095278" calcext:value-type="float">
            <text:p>0.99221312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4516802793062" calcext:value-type="float">
            <text:p>0.9451680279</text:p>
          </table:table-cell>
          <table:table-cell office:value-type="float" office:value="0.981410236920931" calcext:value-type="float">
            <text:p>0.9814102369</text:p>
          </table:table-cell>
          <table:table-cell office:value-type="float" office:value="0.704917213703311" calcext:value-type="float">
            <text:p>0.7049172137</text:p>
          </table:table-cell>
          <table:table-cell office:value-type="float" office:value="1" calcext:value-type="float">
            <text:p>1</text:p>
          </table:table-cell>
          <table:table-cell office:value-type="float" office:value="0.999260295260295" calcext:value-type="float">
            <text:p>0.9992602953</text:p>
          </table:table-cell>
          <table:table-cell office:value-type="float" office:value="0.999127377672832" calcext:value-type="float">
            <text:p>0.9991273777</text:p>
          </table:table-cell>
          <table:table-cell office:value-type="float" office:value="0.978098193375563" calcext:value-type="float">
            <text:p>0.978098193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07071122828238" calcext:value-type="float">
            <text:p>0.9070711228</text:p>
          </table:table-cell>
          <table:table-cell office:value-type="float" office:value="0.970653304803149" calcext:value-type="float">
            <text:p>0.9706533048</text:p>
          </table:table-cell>
          <table:table-cell office:value-type="float" office:value="0.643891225604516" calcext:value-type="float">
            <text:p>0.6438912256</text:p>
          </table:table-cell>
          <table:table-cell office:value-type="float" office:value="1" calcext:value-type="float">
            <text:p>1</text:p>
          </table:table-cell>
          <table:table-cell office:value-type="float" office:value="0.998393051252009" calcext:value-type="float">
            <text:p>0.9983930513</text:p>
          </table:table-cell>
          <table:table-cell office:value-type="float" office:value="0.99729933122229" calcext:value-type="float">
            <text:p>0.9972993312</text:p>
          </table:table-cell>
          <table:table-cell office:value-type="float" office:value="0.950312733302225" calcext:value-type="float">
            <text:p>0.9503127333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MR</text:p>
          </table:table-cell>
          <table:table-cell office:value-type="string" calcext:value-type="string">
            <text:p>DMR+TMR+PR</text:p>
          </table:table-cell>
          <table:table-cell table:number-columns-repeated="2"/>
          <table:table-cell office:value-type="string" calcext:value-type="string">
            <text:p>dmr</text:p>
          </table:table-cell>
          <table:table-cell office:value-type="string" calcext:value-type="string">
            <text:p>dmr+tmr+pr</text:p>
          </table:table-cell>
          <table:table-cell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office:value-type="float" office:value="0.925981240981241" calcext:value-type="float">
            <text:p>0.925981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998939300100372" calcext:value-type="float">
            <text:p>0.9989393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895118597862406" calcext:value-type="float">
            <text:p>0.8951185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993795627621481" calcext:value-type="float">
            <text:p>0.9937956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839509773088204" calcext:value-type="float">
            <text:p>0.8395097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988014523501269" calcext:value-type="float">
            <text:p>0.98801452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794188383855567" calcext:value-type="float">
            <text:p>0.79418838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981437921400605" calcext:value-type="float">
            <text:p>0.9814379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747851663246884" calcext:value-type="float">
            <text:p>0.7478516632</text:p>
          </table:table-cell>
          <table:table-cell office:value-type="float" office:value="0.97935423951049" calcext:value-type="float">
            <text:p>0.979354239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966744921446716" calcext:value-type="float">
            <text:p>0.9667449214</text:p>
          </table:table-cell>
          <table:table-cell office:value-type="float" office:value="0.999805533008658" calcext:value-type="float">
            <text:p>0.999805533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669521103896104" calcext:value-type="float">
            <text:p>0.6695211039</text:p>
          </table:table-cell>
          <table:table-cell office:value-type="float" office:value="0.966414141414141" calcext:value-type="float">
            <text:p>0.966414141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94516802793062" calcext:value-type="float">
            <text:p>0.9451680279</text:p>
          </table:table-cell>
          <table:table-cell office:value-type="float" office:value="0.999127377672832" calcext:value-type="float">
            <text:p>0.9991273777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505903863747" calcext:value-type="float">
            <text:p>0.6505903864</text:p>
          </table:table-cell>
          <table:table-cell office:value-type="float" office:value="0.955394043139141" calcext:value-type="float">
            <text:p>0.955394043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07071122828238" calcext:value-type="float">
            <text:p>0.9070711228</text:p>
          </table:table-cell>
          <table:table-cell office:value-type="float" office:value="0.99729933122229" calcext:value-type="float">
            <text:p>0.9972993312</text:p>
          </table:table-cell>
          <table:table-cell/>
        </table:table-row>
      </table:table>
      <table:table table:name="mech_sched" table:style-name="ta1">
        <table:shapes>
          <draw:frame draw:z-index="0" draw:style-name="gr1" draw:text-style-name="P1" svg:width="15.999cm" svg:height="8.999cm" svg:x="23.221cm" svg:y="6.197cm">
            <draw:object draw:notify-on-update-of-ranges="mech_sched.B19:mech_sched.B25 mech_sched.C18:mech_sched.C18 mech_sched.C19:mech_sched.C25 mech_sched.B19:mech_sched.B25 mech_sched.D18:mech_sched.D18 mech_sched.D19:mech_sched.D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2890093240093" calcext:value-type="float">
            <text:p>0.9728900932</text:p>
          </table:table-cell>
          <table:table-cell office:value-type="float" office:value="0.973643939393939" calcext:value-type="float">
            <text:p>0.9736439394</text:p>
          </table:table-cell>
          <table:table-cell office:value-type="float" office:value="0.904565564273187" calcext:value-type="float">
            <text:p>0.9045655643</text:p>
          </table:table-cell>
          <table:table-cell table:number-columns-repeated="4" office:value-type="float" office:value="0.974" calcext:value-type="float">
            <text:p>0.97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951253302459494" calcext:value-type="float">
            <text:p>0.9512533025</text:p>
          </table:table-cell>
          <table:table-cell office:value-type="float" office:value="0.955900526842438" calcext:value-type="float">
            <text:p>0.9559005268</text:p>
          </table:table-cell>
          <table:table-cell office:value-type="float" office:value="0.841432189490936" calcext:value-type="float">
            <text:p>0.8414321895</text:p>
          </table:table-cell>
          <table:table-cell office:value-type="float" office:value="0.957" calcext:value-type="float">
            <text:p>0.957</text:p>
          </table:table-cell>
          <table:table-cell table:number-columns-repeated="2" office:value-type="float" office:value="0.9569" calcext:value-type="float">
            <text:p>0.9569</text:p>
          </table:table-cell>
          <table:table-cell office:value-type="float" office:value="0.9568" calcext:value-type="float">
            <text:p>0.95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49" calcext:value-type="float">
            <text:p>0.949</text:p>
          </table:table-cell>
          <table:table-cell office:value-type="float" office:value="0.939354400488572" calcext:value-type="float">
            <text:p>0.9393544005</text:p>
          </table:table-cell>
          <table:table-cell office:value-type="float" office:value="0.946756716529085" calcext:value-type="float">
            <text:p>0.9467567165</text:p>
          </table:table-cell>
          <table:table-cell office:value-type="float" office:value="0.781144707180504" calcext:value-type="float">
            <text:p>0.7811447072</text:p>
          </table:table-cell>
          <table:table-cell office:value-type="float" office:value="0.949" calcext:value-type="float">
            <text:p>0.949</text:p>
          </table:table-cell>
          <table:table-cell table:number-columns-repeated="2" office:value-type="float" office:value="0.9489" calcext:value-type="float">
            <text:p>0.9489</text:p>
          </table:table-cell>
          <table:table-cell office:value-type="float" office:value="0.948623076923077" calcext:value-type="float">
            <text:p>0.948623076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946" calcext:value-type="float">
            <text:p>0.946</text:p>
          </table:table-cell>
          <table:table-cell office:value-type="float" office:value="0.92810753529666" calcext:value-type="float">
            <text:p>0.9281075353</text:p>
          </table:table-cell>
          <table:table-cell office:value-type="float" office:value="0.940770384762296" calcext:value-type="float">
            <text:p>0.9407703848</text:p>
          </table:table-cell>
          <table:table-cell office:value-type="float" office:value="0.757288348025383" calcext:value-type="float">
            <text:p>0.757288348</text:p>
          </table:table-cell>
          <table:table-cell office:value-type="float" office:value="0.946" calcext:value-type="float">
            <text:p>0.946</text:p>
          </table:table-cell>
          <table:table-cell office:value-type="float" office:value="0.945716666666666" calcext:value-type="float">
            <text:p>0.9457166667</text:p>
          </table:table-cell>
          <table:table-cell office:value-type="float" office:value="0.945909090909091" calcext:value-type="float">
            <text:p>0.9459090909</text:p>
          </table:table-cell>
          <table:table-cell office:value-type="float" office:value="0.943804440575764" calcext:value-type="float">
            <text:p>0.94380444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0.891958895030836" calcext:value-type="float">
            <text:p>0.891958895</text:p>
          </table:table-cell>
          <table:table-cell office:value-type="float" office:value="0.911638151309474" calcext:value-type="float">
            <text:p>0.9116381513</text:p>
          </table:table-cell>
          <table:table-cell office:value-type="float" office:value="0.68781303033482" calcext:value-type="float">
            <text:p>0.6878130303</text:p>
          </table:table-cell>
          <table:table-cell office:value-type="float" office:value="0.92" calcext:value-type="float">
            <text:p>0.92</text:p>
          </table:table-cell>
          <table:table-cell office:value-type="float" office:value="0.919659090909091" calcext:value-type="float">
            <text:p>0.9196590909</text:p>
          </table:table-cell>
          <table:table-cell office:value-type="float" office:value="0.919343939393939" calcext:value-type="float">
            <text:p>0.9193439394</text:p>
          </table:table-cell>
          <table:table-cell office:value-type="float" office:value="0.911703259403994" calcext:value-type="float">
            <text:p>0.91170325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71" calcext:value-type="float">
            <text:p>0.871</text:p>
          </table:table-cell>
          <table:table-cell office:value-type="float" office:value="0.824366021199301" calcext:value-type="float">
            <text:p>0.8243660212</text:p>
          </table:table-cell>
          <table:table-cell office:value-type="float" office:value="0.856484109517932" calcext:value-type="float">
            <text:p>0.8564841095</text:p>
          </table:table-cell>
          <table:table-cell office:value-type="float" office:value="0.609245259728232" calcext:value-type="float">
            <text:p>0.6092452597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0323076923077" calcext:value-type="float">
            <text:p>0.8703230769</text:p>
          </table:table-cell>
          <table:table-cell office:value-type="float" office:value="0.86927659007659" calcext:value-type="float">
            <text:p>0.8692765901</text:p>
          </table:table-cell>
          <table:table-cell office:value-type="float" office:value="0.848505973910849" calcext:value-type="float">
            <text:p>0.848505973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76071487473653" calcext:value-type="float">
            <text:p>0.7760714875</text:p>
          </table:table-cell>
          <table:table-cell office:value-type="float" office:value="0.828021085905836" calcext:value-type="float">
            <text:p>0.8280210859</text:p>
          </table:table-cell>
          <table:table-cell office:value-type="float" office:value="0.537779524109362" calcext:value-type="float">
            <text:p>0.5377795241</text:p>
          </table:table-cell>
          <table:table-cell office:value-type="float" office:value="0.85" calcext:value-type="float">
            <text:p>0.85</text:p>
          </table:table-cell>
          <table:table-cell office:value-type="float" office:value="0.848785218071402" calcext:value-type="float">
            <text:p>0.8487852181</text:p>
          </table:table-cell>
          <table:table-cell office:value-type="float" office:value="0.846243561117245" calcext:value-type="float">
            <text:p>0.8462435611</text:p>
          </table:table-cell>
          <table:table-cell office:value-type="float" office:value="0.801670340516893" calcext:value-type="float">
            <text:p>0.8016703405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B1]*1000/974" office:value-type="float" office:value="1" calcext:value-type="float">
            <text:p>1</text:p>
          </table:table-cell>
          <table:table-cell table:formula="of:=[.C1]*1000/974" office:value-type="float" office:value="0.998860465338905" calcext:value-type="float">
            <text:p>0.9988604653</text:p>
          </table:table-cell>
          <table:table-cell table:formula="of:=[.D1]*1000/974" office:value-type="float" office:value="0.999634434696036" calcext:value-type="float">
            <text:p>0.9996344347</text:p>
          </table:table-cell>
          <table:table-cell table:formula="of:=[.E1]*1000/974" office:value-type="float" office:value="0.928712078309227" calcext:value-type="float">
            <text:p>0.9287120783</text:p>
          </table:table-cell>
          <table:table-cell table:formula="of:=[.F1]*1000/974" office:value-type="float" office:value="1" calcext:value-type="float">
            <text:p>1</text:p>
          </table:table-cell>
          <table:table-cell table:formula="of:=[.G1]*1000/974" office:value-type="float" office:value="1" calcext:value-type="float">
            <text:p>1</text:p>
          </table:table-cell>
          <table:table-cell table:formula="of:=[.H1]*1000/974" office:value-type="float" office:value="1" calcext:value-type="float">
            <text:p>1</text:p>
          </table:table-cell>
          <table:table-cell table:formula="of:=[.I1]*1000/974" office:value-type="float" office:value="1" calcext:value-type="float">
            <text:p>1</text:p>
          </table:table-cell>
        </table:table-row>
        <table:table-row table:style-name="ro2">
          <table:table-cell office:value-type="float" office:value="0.55" calcext:value-type="float">
            <text:p>0.55</text:p>
          </table:table-cell>
          <table:table-cell table:formula="of:=[.B2]*1000/957" office:value-type="float" office:value="1" calcext:value-type="float">
            <text:p>1</text:p>
          </table:table-cell>
          <table:table-cell table:formula="of:=[.C2]*1000/0.957" office:value-type="float" office:value="993.995091389231" calcext:value-type="float">
            <text:p>993.9950913892</text:p>
          </table:table-cell>
          <table:table-cell table:formula="of:=[.D2]*1000/0.957" office:value-type="float" office:value="998.851125227208" calcext:value-type="float">
            <text:p>998.8511252272</text:p>
          </table:table-cell>
          <table:table-cell table:formula="of:=[.E2]*1000/0.957" office:value-type="float" office:value="879.239487451344" calcext:value-type="float">
            <text:p>879.2394874513</text:p>
          </table:table-cell>
          <table:table-cell table:formula="of:=[.F2]*1000/957" office:value-type="float" office:value="1" calcext:value-type="float">
            <text:p>1</text:p>
          </table:table-cell>
          <table:table-cell table:formula="of:=[.G2]*1000/0.957" office:value-type="float" office:value="999.895506792059" calcext:value-type="float">
            <text:p>999.8955067921</text:p>
          </table:table-cell>
          <table:table-cell table:formula="of:=[.H2]*1000/0.957" office:value-type="float" office:value="999.895506792059" calcext:value-type="float">
            <text:p>999.8955067921</text:p>
          </table:table-cell>
          <table:table-cell table:formula="of:=[.I2]*1000/0.957" office:value-type="float" office:value="999.791013584117" calcext:value-type="float">
            <text:p>999.79101358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3]*1000/949" office:value-type="float" office:value="1" calcext:value-type="float">
            <text:p>1</text:p>
          </table:table-cell>
          <table:table-cell table:formula="of:=[.C3]*1000/949" office:value-type="float" office:value="0.989836038449496" calcext:value-type="float">
            <text:p>0.9898360384</text:p>
          </table:table-cell>
          <table:table-cell table:formula="of:=[.D3]*1000/949" office:value-type="float" office:value="0.997636160726117" calcext:value-type="float">
            <text:p>0.9976361607</text:p>
          </table:table-cell>
          <table:table-cell table:formula="of:=[.E3]*1000/949" office:value-type="float" office:value="0.823124032856169" calcext:value-type="float">
            <text:p>0.8231240329</text:p>
          </table:table-cell>
          <table:table-cell table:formula="of:=[.F3]*1000/949" office:value-type="float" office:value="1" calcext:value-type="float">
            <text:p>1</text:p>
          </table:table-cell>
          <table:table-cell table:formula="of:=[.G3]*1000/949" office:value-type="float" office:value="0.999894625922023" calcext:value-type="float">
            <text:p>0.9998946259</text:p>
          </table:table-cell>
          <table:table-cell table:formula="of:=[.H3]*1000/949" office:value-type="float" office:value="0.999894625922023" calcext:value-type="float">
            <text:p>0.9998946259</text:p>
          </table:table-cell>
          <table:table-cell table:formula="of:=[.I3]*1000/949" office:value-type="float" office:value="0.999602820783011" calcext:value-type="float">
            <text:p>0.999602820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B4]/0.946" office:value-type="float" office:value="1" calcext:value-type="float">
            <text:p>1</text:p>
          </table:table-cell>
          <table:table-cell table:formula="of:=[.C4]/0.946" office:value-type="float" office:value="0.981086189531353" calcext:value-type="float">
            <text:p>0.9810861895</text:p>
          </table:table-cell>
          <table:table-cell table:formula="of:=[.D4]/0.946" office:value-type="float" office:value="0.994471865499256" calcext:value-type="float">
            <text:p>0.9944718655</text:p>
          </table:table-cell>
          <table:table-cell table:formula="of:=[.E4]/0.946" office:value-type="float" office:value="0.800516224128312" calcext:value-type="float">
            <text:p>0.8005162241</text:p>
          </table:table-cell>
          <table:table-cell table:formula="of:=[.F4]/0.946" office:value-type="float" office:value="1" calcext:value-type="float">
            <text:p>1</text:p>
          </table:table-cell>
          <table:table-cell table:formula="of:=[.G4]/0.946" office:value-type="float" office:value="0.999700493305144" calcext:value-type="float">
            <text:p>0.9997004933</text:p>
          </table:table-cell>
          <table:table-cell table:formula="of:=[.H4]/0.946" office:value-type="float" office:value="0.999903901595233" calcext:value-type="float">
            <text:p>0.9999039016</text:p>
          </table:table-cell>
          <table:table-cell table:formula="of:=[.I4]/0.946" office:value-type="float" office:value="0.99767911265937" calcext:value-type="float">
            <text:p>0.99767911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B5]/0.92" office:value-type="float" office:value="1" calcext:value-type="float">
            <text:p>1</text:p>
          </table:table-cell>
          <table:table-cell table:formula="of:=[.C5]/0.92" office:value-type="float" office:value="0.969520538076996" calcext:value-type="float">
            <text:p>0.9695205381</text:p>
          </table:table-cell>
          <table:table-cell table:formula="of:=[.D5]/0.92" office:value-type="float" office:value="0.990911034032037" calcext:value-type="float">
            <text:p>0.990911034</text:p>
          </table:table-cell>
          <table:table-cell table:formula="of:=[.E5]/0.92" office:value-type="float" office:value="0.747622859059587" calcext:value-type="float">
            <text:p>0.7476228591</text:p>
          </table:table-cell>
          <table:table-cell table:formula="of:=[.F5]/0.92" office:value-type="float" office:value="1" calcext:value-type="float">
            <text:p>1</text:p>
          </table:table-cell>
          <table:table-cell table:formula="of:=[.G5]/0.92" office:value-type="float" office:value="0.999629446640316" calcext:value-type="float">
            <text:p>0.9996294466</text:p>
          </table:table-cell>
          <table:table-cell table:formula="of:=[.H5]/0.92" office:value-type="float" office:value="0.999286890645586" calcext:value-type="float">
            <text:p>0.9992868906</text:p>
          </table:table-cell>
          <table:table-cell table:formula="of:=[.I5]/0.92" office:value-type="float" office:value="0.990981803699994" calcext:value-type="float">
            <text:p>0.990981803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B6]/0.871" office:value-type="float" office:value="1" calcext:value-type="float">
            <text:p>1</text:p>
          </table:table-cell>
          <table:table-cell table:formula="of:=[.C6]/0.871" office:value-type="float" office:value="0.946459266589324" calcext:value-type="float">
            <text:p>0.9464592666</text:p>
          </table:table-cell>
          <table:table-cell table:formula="of:=[.D6]/0.871" office:value-type="float" office:value="0.983334224475238" calcext:value-type="float">
            <text:p>0.9833342245</text:p>
          </table:table-cell>
          <table:table-cell table:formula="of:=[.E6]/0.871" office:value-type="float" office:value="0.699477910135743" calcext:value-type="float">
            <text:p>0.6994779101</text:p>
          </table:table-cell>
          <table:table-cell table:formula="of:=[.F6]/0.871" office:value-type="float" office:value="1" calcext:value-type="float">
            <text:p>1</text:p>
          </table:table-cell>
          <table:table-cell table:formula="of:=[.G6]/0.871" office:value-type="float" office:value="0.999222820807207" calcext:value-type="float">
            <text:p>0.9992228208</text:p>
          </table:table-cell>
          <table:table-cell table:formula="of:=[.H6]/0.871" office:value-type="float" office:value="0.998021343371515" calcext:value-type="float">
            <text:p>0.9980213434</text:p>
          </table:table-cell>
          <table:table-cell table:formula="of:=[.I6]/0.871" office:value-type="float" office:value="0.974174482102008" calcext:value-type="float">
            <text:p>0.974174482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7]/0.85" office:value-type="float" office:value="1" calcext:value-type="float">
            <text:p>1</text:p>
          </table:table-cell>
          <table:table-cell table:formula="of:=[.C7]/0.85" office:value-type="float" office:value="0.913025279380768" calcext:value-type="float">
            <text:p>0.9130252794</text:p>
          </table:table-cell>
          <table:table-cell table:formula="of:=[.D7]/0.85" office:value-type="float" office:value="0.974142454006866" calcext:value-type="float">
            <text:p>0.974142454</text:p>
          </table:table-cell>
          <table:table-cell table:formula="of:=[.E7]/0.85" office:value-type="float" office:value="0.632681793069838" calcext:value-type="float">
            <text:p>0.6326817931</text:p>
          </table:table-cell>
          <table:table-cell table:formula="of:=[.F7]/0.85" office:value-type="float" office:value="1" calcext:value-type="float">
            <text:p>1</text:p>
          </table:table-cell>
          <table:table-cell table:formula="of:=[.G7]/0.85" office:value-type="float" office:value="0.998570844789885" calcext:value-type="float">
            <text:p>0.9985708448</text:p>
          </table:table-cell>
          <table:table-cell table:formula="of:=[.H7]/0.85" office:value-type="float" office:value="0.995580660137935" calcext:value-type="float">
            <text:p>0.9955806601</text:p>
          </table:table-cell>
          <table:table-cell table:formula="of:=[.I7]/0.85" office:value-type="float" office:value="0.943141577078698" calcext:value-type="float">
            <text:p>0.9431415771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DMR</text:p>
          </table:table-cell>
          <table:table-cell office:value-type="string" calcext:value-type="string">
            <text:p>DMR+TMR+PR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974" calcext:value-type="float">
            <text:p>0.9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0.957" calcext:value-type="float">
            <text:p>0.9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float" office:value="0.6" calcext:value-type="float">
            <text:p>0.6</text:p>
          </table:table-cell>
          <table:table-cell office:value-type="float" office:value="0.949" calcext:value-type="float">
            <text:p>0.9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office:value-type="float" office:value="0.946" calcext:value-type="float">
            <text:p>0.9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871" calcext:value-type="float">
            <text:p>0.8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*NOTE on qos: corrected results because originals were normalized by factor of 1000 by accident. Column B and F should all be 1</text:p>
          </table:table-cell>
          <table:table-cell table:number-columns-repeated="7"/>
        </table:table-row>
      </table:table>
      <table:table table:name="plat_qos" table:style-name="ta1">
        <table:shapes>
          <draw:frame draw:z-index="0" draw:style-name="gr1" draw:text-style-name="P1" svg:width="16cm" svg:height="9.002cm" svg:x="5.729cm" svg:y="11.689cm">
            <draw:object draw:notify-on-update-of-ranges="plat_qos.C27:plat_qos.C36 plat_qos.D26:plat_qos.D26 plat_qos.D27:plat_qos.D36 plat_qos.C27:plat_qos.C36 plat_qos.E26:plat_qos.E26 plat_qos.E27:plat_qos.E36 plat_qos.C27:plat_qos.C36 plat_qos.F26:plat_qos.F26 plat_qos.F27:plat_qos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4.951cm" svg:y="2.686cm">
            <draw:object draw:notify-on-update-of-ranges="plat_qos.H27:plat_qos.H36 plat_qos.I26:plat_qos.I26 plat_qos.I27:plat_qos.I36 plat_qos.H27:plat_qos.H36 plat_qos.J26:plat_qos.J26 plat_qos.J27:plat_qos.J36 plat_qos.H27:plat_qos.H36 plat_qos.K26:plat_qos.K26 plat_qos.K27:plat_qos.K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6cm" svg:height="9.001cm" svg:x="20.969cm" svg:y="2.72cm">
            <draw:object draw:notify-on-update-of-ranges="plat_qos.M27:plat_qos.M36 plat_qos.N26:plat_qos.N26 plat_qos.N27:plat_qos.N36 plat_qos.M27:plat_qos.M36 plat_qos.O26:plat_qos.O26 plat_qos.O27:plat_qos.O36 plat_qos.M27:plat_qos.M36 plat_qos.P26:plat_qos.P26 plat_qos.P27:plat_qos.P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21.734cm" svg:y="11.818cm">
            <draw:object draw:notify-on-update-of-ranges="plat_qos.E52:plat_qos.E61 plat_qos.F51:plat_qos.F51 plat_qos.F52:plat_qos.F61 plat_qos.E52:plat_qos.E61 plat_qos.G51:plat_qos.G51 plat_qos.G52:plat_qos.G61 plat_qos.E52:plat_qos.E61 plat_qos.H51:plat_qos.H51 plat_qos.H52:plat_qos.H6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44374882388353" calcext:value-type="float">
            <text:p>0.94437488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1542985444753" calcext:value-type="float">
            <text:p>0.99154298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6977893966195" calcext:value-type="float">
            <text:p>0.996977894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.999927557229788" calcext:value-type="float">
            <text:p>0.9999275572</text:p>
          </table:table-cell>
          <table:table-cell office:value-type="float" office:value="1" calcext:value-type="float">
            <text:p>1</text:p>
          </table:table-cell>
          <table:table-cell office:value-type="float" office:value="0.896427215634978" calcext:value-type="float">
            <text:p>0.89642721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5000893078492" calcext:value-type="float">
            <text:p>0.98500089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2533776775113" calcext:value-type="float">
            <text:p>0.992533776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98970205786076" calcext:value-type="float">
            <text:p>0.9989702058</text:p>
          </table:table-cell>
          <table:table-cell office:value-type="float" office:value="0.999796541200407" calcext:value-type="float">
            <text:p>0.9997965412</text:p>
          </table:table-cell>
          <table:table-cell office:value-type="float" office:value="0.835734809844008" calcext:value-type="float">
            <text:p>0.8357348098</text:p>
          </table:table-cell>
          <table:table-cell office:value-type="float" office:value="1" calcext:value-type="float">
            <text:p>1</text:p>
          </table:table-cell>
          <table:table-cell office:value-type="float" office:value="0.999796541200407" calcext:value-type="float">
            <text:p>0.9997965412</text:p>
          </table:table-cell>
          <table:table-cell office:value-type="float" office:value="1" calcext:value-type="float">
            <text:p>1</text:p>
          </table:table-cell>
          <table:table-cell office:value-type="float" office:value="0.969021914733256" calcext:value-type="float">
            <text:p>0.96902191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3906065880671" calcext:value-type="float">
            <text:p>0.9839060659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.992310132520535" calcext:value-type="float">
            <text:p>0.9923101325</text:p>
          </table:table-cell>
          <table:table-cell office:value-type="float" office:value="0.998893118640051" calcext:value-type="float">
            <text:p>0.9988931186</text:p>
          </table:table-cell>
          <table:table-cell office:value-type="float" office:value="0.773202213458677" calcext:value-type="float">
            <text:p>0.7732022135</text:p>
          </table:table-cell>
          <table:table-cell office:value-type="float" office:value="1" calcext:value-type="float">
            <text:p>1</text:p>
          </table:table-cell>
          <table:table-cell office:value-type="float" office:value="0.999502544450217" calcext:value-type="float">
            <text:p>0.9995025445</text:p>
          </table:table-cell>
          <table:table-cell office:value-type="float" office:value="0.999795501022495" calcext:value-type="float">
            <text:p>0.999795501</text:p>
          </table:table-cell>
          <table:table-cell office:value-type="float" office:value="0.941965507990503" calcext:value-type="float">
            <text:p>0.941965508</text:p>
          </table:table-cell>
          <table:table-cell office:value-type="float" office:value="1" calcext:value-type="float">
            <text:p>1</text:p>
          </table:table-cell>
          <table:table-cell office:value-type="float" office:value="0.999842693094227" calcext:value-type="float">
            <text:p>0.9998426931</text:p>
          </table:table-cell>
          <table:table-cell office:value-type="float" office:value="0.999897750511247" calcext:value-type="float">
            <text:p>0.9998977505</text:p>
          </table:table-cell>
          <table:table-cell office:value-type="float" office:value="0.964502381073326" calcext:value-type="float">
            <text:p>0.964502381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969593801139299" calcext:value-type="float">
            <text:p>0.9695938011</text:p>
          </table:table-cell>
          <table:table-cell office:value-type="float" office:value="0.996719368943373" calcext:value-type="float">
            <text:p>0.9967193689</text:p>
          </table:table-cell>
          <table:table-cell office:value-type="float" office:value="0.691970774861796" calcext:value-type="float">
            <text:p>0.6919707749</text:p>
          </table:table-cell>
          <table:table-cell office:value-type="float" office:value="1" calcext:value-type="float">
            <text:p>1</text:p>
          </table:table-cell>
          <table:table-cell office:value-type="float" office:value="0.997695964149513" calcext:value-type="float">
            <text:p>0.9976959641</text:p>
          </table:table-cell>
          <table:table-cell office:value-type="float" office:value="0.999280521148997" calcext:value-type="float">
            <text:p>0.9992805211</text:p>
          </table:table-cell>
          <table:table-cell office:value-type="float" office:value="0.903803611279922" calcext:value-type="float">
            <text:p>0.9038036113</text:p>
          </table:table-cell>
          <table:table-cell office:value-type="float" office:value="1" calcext:value-type="float">
            <text:p>1</text:p>
          </table:table-cell>
          <table:table-cell office:value-type="float" office:value="0.999281116413162" calcext:value-type="float">
            <text:p>0.9992811164</text:p>
          </table:table-cell>
          <table:table-cell office:value-type="float" office:value="0.999558878838628" calcext:value-type="float">
            <text:p>0.9995588788</text:p>
          </table:table-cell>
          <table:table-cell office:value-type="float" office:value="0.940377498262176" calcext:value-type="float">
            <text:p>0.9403774983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926531484930644" calcext:value-type="float">
            <text:p>0.9265314849</text:p>
          </table:table-cell>
          <table:table-cell office:value-type="float" office:value="0.989785257107173" calcext:value-type="float">
            <text:p>0.9897852571</text:p>
          </table:table-cell>
          <table:table-cell office:value-type="float" office:value="0.6205054918943" calcext:value-type="float">
            <text:p>0.6205054919</text:p>
          </table:table-cell>
          <table:table-cell office:value-type="float" office:value="1" calcext:value-type="float">
            <text:p>1</text:p>
          </table:table-cell>
          <table:table-cell office:value-type="float" office:value="0.993801064078976" calcext:value-type="float">
            <text:p>0.9938010641</text:p>
          </table:table-cell>
          <table:table-cell office:value-type="float" office:value="0.998813282216753" calcext:value-type="float">
            <text:p>0.9988132822</text:p>
          </table:table-cell>
          <table:table-cell office:value-type="float" office:value="0.863051667115136" calcext:value-type="float">
            <text:p>0.8630516671</text:p>
          </table:table-cell>
          <table:table-cell office:value-type="float" office:value="1" calcext:value-type="float">
            <text:p>1</text:p>
          </table:table-cell>
          <table:table-cell office:value-type="float" office:value="0.998212716462701" calcext:value-type="float">
            <text:p>0.9982127165</text:p>
          </table:table-cell>
          <table:table-cell office:value-type="float" office:value="0.999149394809553" calcext:value-type="float">
            <text:p>0.9991493948</text:p>
          </table:table-cell>
          <table:table-cell office:value-type="float" office:value="0.905643097607575" calcext:value-type="float">
            <text:p>0.905643097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882368294747261" calcext:value-type="float">
            <text:p>0.8823682947</text:p>
          </table:table-cell>
          <table:table-cell office:value-type="float" office:value="0.967042854361506" calcext:value-type="float">
            <text:p>0.9670428544</text:p>
          </table:table-cell>
          <table:table-cell office:value-type="float" office:value="0.566459685944511" calcext:value-type="float">
            <text:p>0.5664596859</text:p>
          </table:table-cell>
          <table:table-cell office:value-type="float" office:value="1" calcext:value-type="float">
            <text:p>1</text:p>
          </table:table-cell>
          <table:table-cell office:value-type="float" office:value="0.988942364973187" calcext:value-type="float">
            <text:p>0.988942365</text:p>
          </table:table-cell>
          <table:table-cell office:value-type="float" office:value="0.997454934577602" calcext:value-type="float">
            <text:p>0.9974549346</text:p>
          </table:table-cell>
          <table:table-cell office:value-type="float" office:value="0.825014009152845" calcext:value-type="float">
            <text:p>0.8250140092</text:p>
          </table:table-cell>
          <table:table-cell office:value-type="float" office:value="1" calcext:value-type="float">
            <text:p>1</text:p>
          </table:table-cell>
          <table:table-cell office:value-type="float" office:value="0.993886522851997" calcext:value-type="float">
            <text:p>0.9938865229</text:p>
          </table:table-cell>
          <table:table-cell office:value-type="float" office:value="0.997859841247618" calcext:value-type="float">
            <text:p>0.9978598412</text:p>
          </table:table-cell>
          <table:table-cell office:value-type="float" office:value="0.877662385613602" calcext:value-type="float">
            <text:p>0.8776623856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834926228913491" calcext:value-type="float">
            <text:p>0.8349262289</text:p>
          </table:table-cell>
          <table:table-cell office:value-type="float" office:value="0.937831173962514" calcext:value-type="float">
            <text:p>0.937831174</text:p>
          </table:table-cell>
          <table:table-cell office:value-type="float" office:value="0.510258376504923" calcext:value-type="float">
            <text:p>0.5102583765</text:p>
          </table:table-cell>
          <table:table-cell office:value-type="float" office:value="1" calcext:value-type="float">
            <text:p>1</text:p>
          </table:table-cell>
          <table:table-cell office:value-type="float" office:value="0.98388233118936" calcext:value-type="float">
            <text:p>0.9838823312</text:p>
          </table:table-cell>
          <table:table-cell office:value-type="float" office:value="0.995849037782853" calcext:value-type="float">
            <text:p>0.9958490378</text:p>
          </table:table-cell>
          <table:table-cell office:value-type="float" office:value="0.790171881811109" calcext:value-type="float">
            <text:p>0.7901718818</text:p>
          </table:table-cell>
          <table:table-cell office:value-type="float" office:value="1" calcext:value-type="float">
            <text:p>1</text:p>
          </table:table-cell>
          <table:table-cell office:value-type="float" office:value="0.98930399197479" calcext:value-type="float">
            <text:p>0.989303992</text:p>
          </table:table-cell>
          <table:table-cell office:value-type="float" office:value="0.996811350642179" calcext:value-type="float">
            <text:p>0.9968113506</text:p>
          </table:table-cell>
          <table:table-cell office:value-type="float" office:value="0.846277643807428" calcext:value-type="float">
            <text:p>0.8462776438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783815912388015" calcext:value-type="float">
            <text:p>0.7838159124</text:p>
          </table:table-cell>
          <table:table-cell office:value-type="float" office:value="0.901249772933569" calcext:value-type="float">
            <text:p>0.9012497729</text:p>
          </table:table-cell>
          <table:table-cell office:value-type="float" office:value="0.475118595956202" calcext:value-type="float">
            <text:p>0.475118596</text:p>
          </table:table-cell>
          <table:table-cell office:value-type="float" office:value="1" calcext:value-type="float">
            <text:p>1</text:p>
          </table:table-cell>
          <table:table-cell office:value-type="float" office:value="0.977548587356056" calcext:value-type="float">
            <text:p>0.9775485874</text:p>
          </table:table-cell>
          <table:table-cell office:value-type="float" office:value="0.99400684402063" calcext:value-type="float">
            <text:p>0.994006844</text:p>
          </table:table-cell>
          <table:table-cell office:value-type="float" office:value="0.777474005120338" calcext:value-type="float">
            <text:p>0.7774740051</text:p>
          </table:table-cell>
          <table:table-cell office:value-type="float" office:value="1" calcext:value-type="float">
            <text:p>1</text:p>
          </table:table-cell>
          <table:table-cell office:value-type="float" office:value="0.981713794363029" calcext:value-type="float">
            <text:p>0.9817137944</text:p>
          </table:table-cell>
          <table:table-cell office:value-type="float" office:value="0.994717737583086" calcext:value-type="float">
            <text:p>0.9947177376</text:p>
          </table:table-cell>
          <table:table-cell office:value-type="float" office:value="0.829620149184536" calcext:value-type="float">
            <text:p>0.8296201492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2583926193029" calcext:value-type="float">
            <text:p>0.7258392619</text:p>
          </table:table-cell>
          <table:table-cell office:value-type="float" office:value="0.832580878483016" calcext:value-type="float">
            <text:p>0.8325808785</text:p>
          </table:table-cell>
          <table:table-cell office:value-type="float" office:value="0.430425008562799" calcext:value-type="float">
            <text:p>0.4304250086</text:p>
          </table:table-cell>
          <table:table-cell office:value-type="float" office:value="1" calcext:value-type="float">
            <text:p>1</text:p>
          </table:table-cell>
          <table:table-cell office:value-type="float" office:value="0.972049213656175" calcext:value-type="float">
            <text:p>0.9720492137</text:p>
          </table:table-cell>
          <table:table-cell office:value-type="float" office:value="0.991978899719903" calcext:value-type="float">
            <text:p>0.9919788997</text:p>
          </table:table-cell>
          <table:table-cell office:value-type="float" office:value="0.759843452944414" calcext:value-type="float">
            <text:p>0.7598434529</text:p>
          </table:table-cell>
          <table:table-cell office:value-type="float" office:value="1" calcext:value-type="float">
            <text:p>1</text:p>
          </table:table-cell>
          <table:table-cell office:value-type="float" office:value="0.971059079051875" calcext:value-type="float">
            <text:p>0.9710590791</text:p>
          </table:table-cell>
          <table:table-cell office:value-type="float" office:value="0.992796666673022" calcext:value-type="float">
            <text:p>0.9927966667</text:p>
          </table:table-cell>
          <table:table-cell office:value-type="float" office:value="0.80781697865455" calcext:value-type="float">
            <text:p>0.8078169787</text:p>
          </table:table-cell>
          <table:table-cell table:number-columns-repeated="3"/>
        </table:table-row>
        <table:table-row table:style-name="ro1" table:number-rows-repeated="1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hi</text:p>
          </table:table-cell>
          <table:table-cell table:number-columns-repeated="4"/>
          <table:table-cell office:value-type="string" calcext:value-type="string">
            <text:p>tf</text:p>
          </table:table-cell>
          <table:table-cell table:number-columns-repeated="4"/>
          <table:table-cell office:value-type="string" calcext:value-type="string">
            <text:p>o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ti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uti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uti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odr</text:p>
          </table:table-cell>
          <table:table-cell office:value-type="string" calcext:value-type="string">
            <text:p>fp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944374882388353" calcext:value-type="float">
            <text:p>0.9443748824</text:p>
          </table:table-cell>
          <table:table-cell office:value-type="float" office:value="0.991542985444753" calcext:value-type="float">
            <text:p>0.9915429854</text:p>
          </table:table-cell>
          <table:table-cell office:value-type="float" office:value="0.996977893966195" calcext:value-type="float">
            <text:p>0.996977894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896427215634978" calcext:value-type="float">
            <text:p>0.8964272156</text:p>
          </table:table-cell>
          <table:table-cell office:value-type="float" office:value="0.985000893078492" calcext:value-type="float">
            <text:p>0.9850008931</text:p>
          </table:table-cell>
          <table:table-cell office:value-type="float" office:value="0.992533776775113" calcext:value-type="float">
            <text:p>0.9925337768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999927557229788" calcext:value-type="float">
            <text:p>0.999927557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835734809844008" calcext:value-type="float">
            <text:p>0.8357348098</text:p>
          </table:table-cell>
          <table:table-cell office:value-type="float" office:value="0.969021914733256" calcext:value-type="float">
            <text:p>0.9690219147</text:p>
          </table:table-cell>
          <table:table-cell office:value-type="float" office:value="0.983906065880671" calcext:value-type="float">
            <text:p>0.983906065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998970205786076" calcext:value-type="float">
            <text:p>0.9989702058</text:p>
          </table:table-cell>
          <table:table-cell office:value-type="float" office:value="0.999796541200407" calcext:value-type="float">
            <text:p>0.9997965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999796541200407" calcext:value-type="float">
            <text:p>0.99979654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773202213458677" calcext:value-type="float">
            <text:p>0.7732022135</text:p>
          </table:table-cell>
          <table:table-cell office:value-type="float" office:value="0.941965507990503" calcext:value-type="float">
            <text:p>0.941965508</text:p>
          </table:table-cell>
          <table:table-cell office:value-type="float" office:value="0.964502381073326" calcext:value-type="float">
            <text:p>0.964502381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992310132520535" calcext:value-type="float">
            <text:p>0.9923101325</text:p>
          </table:table-cell>
          <table:table-cell office:value-type="float" office:value="0.999502544450217" calcext:value-type="float">
            <text:p>0.9995025445</text:p>
          </table:table-cell>
          <table:table-cell office:value-type="float" office:value="0.999842693094227" calcext:value-type="float">
            <text:p>0.999842693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998893118640051" calcext:value-type="float">
            <text:p>0.9988931186</text:p>
          </table:table-cell>
          <table:table-cell office:value-type="float" office:value="0.999795501022495" calcext:value-type="float">
            <text:p>0.999795501</text:p>
          </table:table-cell>
          <table:table-cell office:value-type="float" office:value="0.999897750511247" calcext:value-type="float">
            <text:p>0.9998977505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91970774861796" calcext:value-type="float">
            <text:p>0.6919707749</text:p>
          </table:table-cell>
          <table:table-cell office:value-type="float" office:value="0.903803611279922" calcext:value-type="float">
            <text:p>0.9038036113</text:p>
          </table:table-cell>
          <table:table-cell office:value-type="float" office:value="0.940377498262176" calcext:value-type="float">
            <text:p>0.940377498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969593801139299" calcext:value-type="float">
            <text:p>0.9695938011</text:p>
          </table:table-cell>
          <table:table-cell office:value-type="float" office:value="0.997695964149513" calcext:value-type="float">
            <text:p>0.9976959641</text:p>
          </table:table-cell>
          <table:table-cell office:value-type="float" office:value="0.999281116413162" calcext:value-type="float">
            <text:p>0.999281116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996719368943373" calcext:value-type="float">
            <text:p>0.9967193689</text:p>
          </table:table-cell>
          <table:table-cell office:value-type="float" office:value="0.999280521148997" calcext:value-type="float">
            <text:p>0.9992805211</text:p>
          </table:table-cell>
          <table:table-cell office:value-type="float" office:value="0.999558878838628" calcext:value-type="float">
            <text:p>0.9995588788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6205054918943" calcext:value-type="float">
            <text:p>0.6205054919</text:p>
          </table:table-cell>
          <table:table-cell office:value-type="float" office:value="0.863051667115136" calcext:value-type="float">
            <text:p>0.8630516671</text:p>
          </table:table-cell>
          <table:table-cell office:value-type="float" office:value="0.905643097607575" calcext:value-type="float">
            <text:p>0.905643097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926531484930644" calcext:value-type="float">
            <text:p>0.9265314849</text:p>
          </table:table-cell>
          <table:table-cell office:value-type="float" office:value="0.993801064078976" calcext:value-type="float">
            <text:p>0.9938010641</text:p>
          </table:table-cell>
          <table:table-cell office:value-type="float" office:value="0.998212716462701" calcext:value-type="float">
            <text:p>0.998212716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989785257107173" calcext:value-type="float">
            <text:p>0.9897852571</text:p>
          </table:table-cell>
          <table:table-cell office:value-type="float" office:value="0.998813282216753" calcext:value-type="float">
            <text:p>0.9988132822</text:p>
          </table:table-cell>
          <table:table-cell office:value-type="float" office:value="0.999149394809553" calcext:value-type="float">
            <text:p>0.9991493948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566459685944511" calcext:value-type="float">
            <text:p>0.5664596859</text:p>
          </table:table-cell>
          <table:table-cell office:value-type="float" office:value="0.825014009152845" calcext:value-type="float">
            <text:p>0.8250140092</text:p>
          </table:table-cell>
          <table:table-cell office:value-type="float" office:value="0.877662385613602" calcext:value-type="float">
            <text:p>0.877662385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82368294747261" calcext:value-type="float">
            <text:p>0.8823682947</text:p>
          </table:table-cell>
          <table:table-cell office:value-type="float" office:value="0.988942364973187" calcext:value-type="float">
            <text:p>0.988942365</text:p>
          </table:table-cell>
          <table:table-cell office:value-type="float" office:value="0.993886522851997" calcext:value-type="float">
            <text:p>0.993886522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967042854361506" calcext:value-type="float">
            <text:p>0.9670428544</text:p>
          </table:table-cell>
          <table:table-cell office:value-type="float" office:value="0.997454934577602" calcext:value-type="float">
            <text:p>0.9974549346</text:p>
          </table:table-cell>
          <table:table-cell office:value-type="float" office:value="0.997859841247618" calcext:value-type="float">
            <text:p>0.9978598412</text:p>
          </table:table-cell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510258376504923" calcext:value-type="float">
            <text:p>0.5102583765</text:p>
          </table:table-cell>
          <table:table-cell office:value-type="float" office:value="0.790171881811109" calcext:value-type="float">
            <text:p>0.7901718818</text:p>
          </table:table-cell>
          <table:table-cell office:value-type="float" office:value="0.846277643807428" calcext:value-type="float">
            <text:p>0.8462776438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34926228913491" calcext:value-type="float">
            <text:p>0.8349262289</text:p>
          </table:table-cell>
          <table:table-cell office:value-type="float" office:value="0.98388233118936" calcext:value-type="float">
            <text:p>0.9838823312</text:p>
          </table:table-cell>
          <table:table-cell office:value-type="float" office:value="0.98930399197479" calcext:value-type="float">
            <text:p>0.98930399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937831173962514" calcext:value-type="float">
            <text:p>0.937831174</text:p>
          </table:table-cell>
          <table:table-cell office:value-type="float" office:value="0.995849037782853" calcext:value-type="float">
            <text:p>0.9958490378</text:p>
          </table:table-cell>
          <table:table-cell office:value-type="float" office:value="0.996811350642179" calcext:value-type="float">
            <text:p>0.9968113506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475118595956202" calcext:value-type="float">
            <text:p>0.475118596</text:p>
          </table:table-cell>
          <table:table-cell office:value-type="float" office:value="0.777474005120338" calcext:value-type="float">
            <text:p>0.7774740051</text:p>
          </table:table-cell>
          <table:table-cell office:value-type="float" office:value="0.829620149184536" calcext:value-type="float">
            <text:p>0.829620149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783815912388015" calcext:value-type="float">
            <text:p>0.7838159124</text:p>
          </table:table-cell>
          <table:table-cell office:value-type="float" office:value="0.977548587356056" calcext:value-type="float">
            <text:p>0.9775485874</text:p>
          </table:table-cell>
          <table:table-cell office:value-type="float" office:value="0.981713794363029" calcext:value-type="float">
            <text:p>0.981713794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901249772933569" calcext:value-type="float">
            <text:p>0.9012497729</text:p>
          </table:table-cell>
          <table:table-cell office:value-type="float" office:value="0.99400684402063" calcext:value-type="float">
            <text:p>0.994006844</text:p>
          </table:table-cell>
          <table:table-cell office:value-type="float" office:value="0.994717737583086" calcext:value-type="float">
            <text:p>0.9947177376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430425008562799" calcext:value-type="float">
            <text:p>0.4304250086</text:p>
          </table:table-cell>
          <table:table-cell office:value-type="float" office:value="0.759843452944414" calcext:value-type="float">
            <text:p>0.7598434529</text:p>
          </table:table-cell>
          <table:table-cell office:value-type="float" office:value="0.80781697865455" calcext:value-type="float">
            <text:p>0.8078169787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72583926193029" calcext:value-type="float">
            <text:p>0.7258392619</text:p>
          </table:table-cell>
          <table:table-cell office:value-type="float" office:value="0.972049213656175" calcext:value-type="float">
            <text:p>0.9720492137</text:p>
          </table:table-cell>
          <table:table-cell office:value-type="float" office:value="0.971059079051875" calcext:value-type="float">
            <text:p>0.971059079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832580878483016" calcext:value-type="float">
            <text:p>0.8325808785</text:p>
          </table:table-cell>
          <table:table-cell office:value-type="float" office:value="0.991978899719903" calcext:value-type="float">
            <text:p>0.9919788997</text:p>
          </table:table-cell>
          <table:table-cell office:value-type="float" office:value="0.992796666673022" calcext:value-type="float">
            <text:p>0.9927966667</text:p>
          </table:table-cell>
        </table:table-row>
        <table:table-row table:style-name="ro1" table:number-rows-repeated="14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util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hi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4374882388353" calcext:value-type="float">
            <text:p>0.94437488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office:value-type="float" office:value="0.999927557229788" calcext:value-type="float">
            <text:p>0.9999275572</text:p>
          </table:table-cell>
          <table:table-cell office:value-type="float" office:value="1" calcext:value-type="float">
            <text:p>1</text:p>
          </table:table-cell>
          <table:table-cell office:value-type="float" office:value="0.896427215634978" calcext:value-type="float">
            <text:p>0.89642721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998970205786076" calcext:value-type="float">
            <text:p>0.9989702058</text:p>
          </table:table-cell>
          <table:table-cell office:value-type="float" office:value="0.999796541200407" calcext:value-type="float">
            <text:p>0.9997965412</text:p>
          </table:table-cell>
          <table:table-cell office:value-type="float" office:value="0.835734809844008" calcext:value-type="float">
            <text:p>0.835734809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0.992310132520535" calcext:value-type="float">
            <text:p>0.9923101325</text:p>
          </table:table-cell>
          <table:table-cell office:value-type="float" office:value="0.998893118640051" calcext:value-type="float">
            <text:p>0.9988931186</text:p>
          </table:table-cell>
          <table:table-cell office:value-type="float" office:value="0.773202213458677" calcext:value-type="float">
            <text:p>0.77320221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969593801139299" calcext:value-type="float">
            <text:p>0.9695938011</text:p>
          </table:table-cell>
          <table:table-cell office:value-type="float" office:value="0.996719368943373" calcext:value-type="float">
            <text:p>0.9967193689</text:p>
          </table:table-cell>
          <table:table-cell office:value-type="float" office:value="0.691970774861796" calcext:value-type="float">
            <text:p>0.691970774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926531484930644" calcext:value-type="float">
            <text:p>0.9265314849</text:p>
          </table:table-cell>
          <table:table-cell office:value-type="float" office:value="0.989785257107173" calcext:value-type="float">
            <text:p>0.9897852571</text:p>
          </table:table-cell>
          <table:table-cell office:value-type="float" office:value="0.6205054918943" calcext:value-type="float">
            <text:p>0.62050549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882368294747261" calcext:value-type="float">
            <text:p>0.8823682947</text:p>
          </table:table-cell>
          <table:table-cell office:value-type="float" office:value="0.967042854361506" calcext:value-type="float">
            <text:p>0.9670428544</text:p>
          </table:table-cell>
          <table:table-cell office:value-type="float" office:value="0.566459685944511" calcext:value-type="float">
            <text:p>0.566459685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0.834926228913491" calcext:value-type="float">
            <text:p>0.8349262289</text:p>
          </table:table-cell>
          <table:table-cell office:value-type="float" office:value="0.937831173962514" calcext:value-type="float">
            <text:p>0.937831174</text:p>
          </table:table-cell>
          <table:table-cell office:value-type="float" office:value="0.510258376504923" calcext:value-type="float">
            <text:p>0.510258376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783815912388015" calcext:value-type="float">
            <text:p>0.7838159124</text:p>
          </table:table-cell>
          <table:table-cell office:value-type="float" office:value="0.901249772933569" calcext:value-type="float">
            <text:p>0.9012497729</text:p>
          </table:table-cell>
          <table:table-cell office:value-type="float" office:value="0.475118595956202" calcext:value-type="float">
            <text:p>0.4751185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0.72583926193029" calcext:value-type="float">
            <text:p>0.7258392619</text:p>
          </table:table-cell>
          <table:table-cell office:value-type="float" office:value="0.832580878483016" calcext:value-type="float">
            <text:p>0.8325808785</text:p>
          </table:table-cell>
          <table:table-cell office:value-type="float" office:value="0.430425008562799" calcext:value-type="float">
            <text:p>0.430425008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00-00-00</text:date>, <text:time style:data-style-name="N2" text:time-value="18:43:21.933970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6:17:55.349929498</meta:creation-date>
    <dc:date>2016-03-29T19:13:26.071951840</dc:date>
    <meta:editing-duration>PT4H42M16S</meta:editing-duration>
    <meta:editing-cycles>8</meta:editing-cycles>
    <meta:generator>LibreOffice/4.2.8.2$Linux_X86_64 LibreOffice_project/420m0$Build-2</meta:generator>
    <meta:document-statistic meta:table-count="3" meta:cell-count="56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5cm" chart:style-name="ch2">
          <text:p>HI Mode</text:p>
        </chart:title>
        <chart:legend chart:legend-position="end" svg:x="12.086cm" svg:y="3.925cm" style:legend-expansion="high" chart:style-name="ch3"/>
        <chart:plot-area chart:style-name="ch4" table:cell-range-address="mech_qos.B11:mech_qos.D17 mech_qos.C10:mech_qos.D10" chart:data-source-has-labels="row" svg:x="1.354cm" svg:y="1.316cm" svg:width="10.412cm" svg:height="6.5cm">
          <chartooo:coordinate-region svg:x="2.119cm" svg:y="1.53cm" svg:width="9.282cm" svg:height="5.612cm"/>
          <chart:axis chart:dimension="x" chart:name="primary-x" chart:style-name="ch5">
            <chart:title svg:x="5.807cm" svg:y="7.997cm" chart:style-name="ch6">
              <text:p>Utilization</text:p>
            </chart:title>
          </chart:axis>
          <chart:axis chart:dimension="y" chart:name="primary-y" chart:style-name="ch5">
            <chart:title svg:x="0.451cm" svg:y="4.956cm" chart:style-name="ch7">
              <text:p>QoS</text:p>
            </chart:title>
            <chart:grid chart:style-name="ch8" chart:class="major"/>
          </chart:axis>
          <chart:series chart:style-name="ch9" chart:values-cell-range-address="mech_qos.C11:mech_qos.C17" chart:label-cell-address="mech_qos.C10:mech_qos.C10" chart:class="chart:scatter">
            <chart:domain table:cell-range-address="mech_qos.B11:mech_qos.B17"/>
            <chart:data-point chart:repeated="7"/>
          </chart:series>
          <chart:series chart:style-name="ch10" chart:values-cell-range-address="mech_qos.D11:mech_qos.D17" chart:label-cell-address="mech_qos.D10:mech_qos.D10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MR</text:p>
                <draw:g>
                  <svg:desc>mech_qos.C10:mech_qos.C10</svg:desc>
                </draw:g>
              </table:table-cell>
              <table:table-cell office:value-type="string">
                <text:p>DMR+TMR+PR</text:p>
                <draw:g>
                  <svg:desc>mech_qos.D10:mech_qos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ech_qos.B11:mech_qos.B17</svg:desc>
                </draw:g>
              </table:table-cell>
              <table:table-cell office:value-type="float" office:value="0.925981240981241">
                <text:p>0.925981240981241</text:p>
                <draw:g>
                  <svg:desc>mech_qos.C11:mech_qos.C17</svg:desc>
                </draw:g>
              </table:table-cell>
              <table:table-cell office:value-type="float" office:value="1">
                <text:p>1</text:p>
                <draw:g>
                  <svg:desc>mech_qos.D11:mech_qos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895118597862406">
                <text:p>0.895118597862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839509773088204">
                <text:p>0.839509773088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794188383855567">
                <text:p>0.794188383855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747851663246884">
                <text:p>0.747851663246884</text:p>
              </table:table-cell>
              <table:table-cell office:value-type="float" office:value="0.97935423951049">
                <text:p>0.97935423951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69521103896104">
                <text:p>0.669521103896104</text:p>
              </table:table-cell>
              <table:table-cell office:value-type="float" office:value="0.966414141414141">
                <text:p>0.966414141414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6505903863747">
                <text:p>0.6505903863747</text:p>
              </table:table-cell>
              <table:table-cell office:value-type="float" office:value="0.955394043139141">
                <text:p>0.955394043139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.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86cm" svg:y="3.925cm" style:legend-expansion="high" chart:style-name="ch2"/>
        <chart:plot-area chart:style-name="ch3" table:cell-range-address="mech_sched.B19:mech_sched.D25 mech_sched.C18:mech_sched.D18" chart:data-source-has-labels="row" svg:x="1.354cm" svg:y="0.18cm" svg:width="10.412cm" svg:height="7.636cm">
          <chartooo:coordinate-region svg:x="2.119cm" svg:y="0.18cm" svg:width="9.282cm" svg:height="6.962cm"/>
          <chart:axis chart:dimension="x" chart:name="primary-x" chart:style-name="ch4">
            <chart:title svg:x="5.807cm" svg:y="7.997cm" chart:style-name="ch5">
              <text:p>Utilization</text:p>
            </chart:title>
          </chart:axis>
          <chart:axis chart:dimension="y" chart:name="primary-y" chart:style-name="ch6">
            <chart:title svg:x="0.451cm" svg:y="5.053cm" chart:style-name="ch7">
              <text:p>Schedulability</text:p>
            </chart:title>
            <chart:grid chart:style-name="ch8" chart:class="major"/>
          </chart:axis>
          <chart:series chart:style-name="ch9" chart:values-cell-range-address="mech_sched.C19:mech_sched.C25" chart:label-cell-address="mech_sched.C18:mech_sched.C18" chart:class="chart:scatter">
            <chart:domain table:cell-range-address="mech_sched.B19:mech_sched.B25"/>
            <chart:data-point chart:repeated="7"/>
          </chart:series>
          <chart:series chart:style-name="ch10" chart:values-cell-range-address="mech_sched.D19:mech_sched.D25" chart:label-cell-address="mech_sched.D18:mech_sched.D18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MR</text:p>
                <draw:g>
                  <svg:desc>mech_sched.C18:mech_sched.C18</svg:desc>
                </draw:g>
              </table:table-cell>
              <table:table-cell office:value-type="string">
                <text:p>DMR+TMR+PR</text:p>
                <draw:g>
                  <svg:desc>mech_sched.D18:mech_sched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ech_sched.B19:mech_sched.B25</svg:desc>
                </draw:g>
              </table:table-cell>
              <table:table-cell office:value-type="float" office:value="0.974">
                <text:p>0.974</text:p>
                <draw:g>
                  <svg:desc>mech_sched.C19:mech_sched.C25</svg:desc>
                </draw:g>
              </table:table-cell>
              <table:table-cell office:value-type="float" office:value="1">
                <text:p>1</text:p>
                <draw:g>
                  <svg:desc>mech_sched.D19:mech_sched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957">
                <text:p>0.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49">
                <text:p>0.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46">
                <text:p>0.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871">
                <text:p>0.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85">
                <text:p>0.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scatter" chart:style-name="ch1">
        <chart:title svg:x="7.745cm" svg:y="0.316cm" chart:style-name="ch2">
          <text:p>hi</text:p>
        </chart:title>
        <chart:legend chart:legend-position="end" svg:x="14.181cm" svg:y="3.704cm" style:legend-expansion="high" chart:style-name="ch3"/>
        <chart:plot-area chart:style-name="ch4" table:cell-range-address="plat_qos.C27:plat_qos.F36 plat_qos.D26:plat_qos.F26" chart:data-source-has-labels="row" svg:x="0.32cm" svg:y="1.301cm" svg:width="13.541cm" svg:height="7.522cm">
          <chartooo:coordinate-region svg:x="1.047cm" svg:y="1.501cm" svg:width="12.72cm" svg:height="6.6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t_qos.D27:plat_qos.D36" chart:label-cell-address="plat_qos.D26:plat_qos.D26" chart:class="chart:scatter">
            <chart:domain table:cell-range-address="plat_qos.C27:plat_qos.C36"/>
            <chart:data-point chart:repeated="10"/>
          </chart:series>
          <chart:series chart:style-name="ch8" chart:values-cell-range-address="plat_qos.E27:plat_qos.E36" chart:label-cell-address="plat_qos.E26:plat_qos.E26" chart:class="chart:scatter">
            <chart:data-point chart:repeated="10"/>
          </chart:series>
          <chart:series chart:style-name="ch9" chart:values-cell-range-address="plat_qos.F27:plat_qos.F36" chart:label-cell-address="plat_qos.F26:plat_qos.F26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s</text:p>
                <draw:g>
                  <svg:desc>plat_qos.D26:plat_qos.D26</svg:desc>
                </draw:g>
              </table:table-cell>
              <table:table-cell office:value-type="string">
                <text:p>odr</text:p>
                <draw:g>
                  <svg:desc>plat_qos.E26:plat_qos.E26</svg:desc>
                </draw:g>
              </table:table-cell>
              <table:table-cell office:value-type="string">
                <text:p>fp</text:p>
                <draw:g>
                  <svg:desc>plat_qos.F26:plat_qos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plat_qos.C27:plat_qos.C36</svg:desc>
                </draw:g>
              </table:table-cell>
              <table:table-cell office:value-type="float" office:value="0.944374882388353">
                <text:p>0.944374882388353</text:p>
                <draw:g>
                  <svg:desc>plat_qos.D27:plat_qos.D36</svg:desc>
                </draw:g>
              </table:table-cell>
              <table:table-cell office:value-type="float" office:value="0.991542985444753">
                <text:p>0.991542985444753</text:p>
                <draw:g>
                  <svg:desc>plat_qos.E27:plat_qos.E36</svg:desc>
                </draw:g>
              </table:table-cell>
              <table:table-cell office:value-type="float" office:value="0.996977893966195">
                <text:p>0.996977893966195</text:p>
                <draw:g>
                  <svg:desc>plat_qos.F27:plat_qos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896427215634978">
                <text:p>0.896427215634978</text:p>
              </table:table-cell>
              <table:table-cell office:value-type="float" office:value="0.985000893078492">
                <text:p>0.985000893078492</text:p>
              </table:table-cell>
              <table:table-cell office:value-type="float" office:value="0.992533776775113">
                <text:p>0.992533776775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835734809844008">
                <text:p>0.835734809844008</text:p>
              </table:table-cell>
              <table:table-cell office:value-type="float" office:value="0.969021914733256">
                <text:p>0.969021914733256</text:p>
              </table:table-cell>
              <table:table-cell office:value-type="float" office:value="0.983906065880671">
                <text:p>0.983906065880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773202213458677">
                <text:p>0.773202213458677</text:p>
              </table:table-cell>
              <table:table-cell office:value-type="float" office:value="0.941965507990503">
                <text:p>0.941965507990503</text:p>
              </table:table-cell>
              <table:table-cell office:value-type="float" office:value="0.964502381073326">
                <text:p>0.964502381073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691970774861796">
                <text:p>0.691970774861796</text:p>
              </table:table-cell>
              <table:table-cell office:value-type="float" office:value="0.903803611279922">
                <text:p>0.903803611279922</text:p>
              </table:table-cell>
              <table:table-cell office:value-type="float" office:value="0.940377498262176">
                <text:p>0.940377498262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205054918943">
                <text:p>0.6205054918943</text:p>
              </table:table-cell>
              <table:table-cell office:value-type="float" office:value="0.863051667115136">
                <text:p>0.863051667115136</text:p>
              </table:table-cell>
              <table:table-cell office:value-type="float" office:value="0.905643097607575">
                <text:p>0.905643097607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566459685944511">
                <text:p>0.566459685944511</text:p>
              </table:table-cell>
              <table:table-cell office:value-type="float" office:value="0.825014009152845">
                <text:p>0.825014009152845</text:p>
              </table:table-cell>
              <table:table-cell office:value-type="float" office:value="0.877662385613602">
                <text:p>0.877662385613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510258376504923">
                <text:p>0.510258376504923</text:p>
              </table:table-cell>
              <table:table-cell office:value-type="float" office:value="0.790171881811109">
                <text:p>0.790171881811109</text:p>
              </table:table-cell>
              <table:table-cell office:value-type="float" office:value="0.846277643807428">
                <text:p>0.846277643807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475118595956202">
                <text:p>0.475118595956202</text:p>
              </table:table-cell>
              <table:table-cell office:value-type="float" office:value="0.777474005120338">
                <text:p>0.777474005120338</text:p>
              </table:table-cell>
              <table:table-cell office:value-type="float" office:value="0.829620149184536">
                <text:p>0.829620149184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430425008562799">
                <text:p>0.430425008562799</text:p>
              </table:table-cell>
              <table:table-cell office:value-type="float" office:value="0.759843452944414">
                <text:p>0.759843452944414</text:p>
              </table:table-cell>
              <table:table-cell office:value-type="float" office:value="0.80781697865455">
                <text:p>0.80781697865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718cm" svg:y="0.316cm" chart:style-name="ch2">
          <text:p>tf </text:p>
        </chart:title>
        <chart:legend chart:legend-position="end" svg:x="14.18cm" svg:y="3.703cm" style:legend-expansion="high" chart:style-name="ch3"/>
        <chart:plot-area chart:style-name="ch4" table:cell-range-address="plat_qos.H27:plat_qos.K36 plat_qos.I26:plat_qos.K26" chart:data-source-has-labels="row" svg:x="0.32cm" svg:y="1.301cm" svg:width="13.54cm" svg:height="7.519cm">
          <chartooo:coordinate-region svg:x="1.048cm" svg:y="1.501cm" svg:width="12.718cm" svg:height="6.67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lat_qos.I27:plat_qos.I36" chart:label-cell-address="plat_qos.I26:plat_qos.I26" chart:class="chart:scatter">
            <chart:domain table:cell-range-address="plat_qos.H27:plat_qos.H36"/>
            <chart:data-point chart:repeated="10"/>
          </chart:series>
          <chart:series chart:style-name="ch9" chart:values-cell-range-address="plat_qos.J27:plat_qos.J36" chart:label-cell-address="plat_qos.J26:plat_qos.J26" chart:class="chart:scatter">
            <chart:data-point chart:repeated="10"/>
          </chart:series>
          <chart:series chart:style-name="ch10" chart:values-cell-range-address="plat_qos.K27:plat_qos.K36" chart:label-cell-address="plat_qos.K26:plat_qos.K26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s</text:p>
                <draw:g>
                  <svg:desc>plat_qos.I26:plat_qos.I26</svg:desc>
                </draw:g>
              </table:table-cell>
              <table:table-cell office:value-type="string">
                <text:p>odr</text:p>
                <draw:g>
                  <svg:desc>plat_qos.J26:plat_qos.J26</svg:desc>
                </draw:g>
              </table:table-cell>
              <table:table-cell office:value-type="string">
                <text:p>fp</text:p>
                <draw:g>
                  <svg:desc>plat_qos.K26:plat_qos.K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plat_qos.H27:plat_qos.H36</svg:desc>
                </draw:g>
              </table:table-cell>
              <table:table-cell office:value-type="float" office:value="1">
                <text:p>1</text:p>
                <draw:g>
                  <svg:desc>plat_qos.I27:plat_qos.I36</svg:desc>
                </draw:g>
              </table:table-cell>
              <table:table-cell office:value-type="float" office:value="1">
                <text:p>1</text:p>
                <draw:g>
                  <svg:desc>plat_qos.J27:plat_qos.J36</svg:desc>
                </draw:g>
              </table:table-cell>
              <table:table-cell office:value-type="float" office:value="1">
                <text:p>1</text:p>
                <draw:g>
                  <svg:desc>plat_qos.K27:plat_qos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999927557229788">
                <text:p>0.9999275572297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98970205786076">
                <text:p>0.998970205786076</text:p>
              </table:table-cell>
              <table:table-cell office:value-type="float" office:value="0.999796541200407">
                <text:p>0.999796541200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92310132520535">
                <text:p>0.992310132520535</text:p>
              </table:table-cell>
              <table:table-cell office:value-type="float" office:value="0.999502544450217">
                <text:p>0.999502544450217</text:p>
              </table:table-cell>
              <table:table-cell office:value-type="float" office:value="0.999842693094227">
                <text:p>0.999842693094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69593801139299">
                <text:p>0.969593801139299</text:p>
              </table:table-cell>
              <table:table-cell office:value-type="float" office:value="0.997695964149513">
                <text:p>0.997695964149513</text:p>
              </table:table-cell>
              <table:table-cell office:value-type="float" office:value="0.999281116413162">
                <text:p>0.999281116413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926531484930644">
                <text:p>0.926531484930644</text:p>
              </table:table-cell>
              <table:table-cell office:value-type="float" office:value="0.993801064078976">
                <text:p>0.993801064078976</text:p>
              </table:table-cell>
              <table:table-cell office:value-type="float" office:value="0.998212716462701">
                <text:p>0.998212716462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882368294747261">
                <text:p>0.882368294747261</text:p>
              </table:table-cell>
              <table:table-cell office:value-type="float" office:value="0.988942364973187">
                <text:p>0.988942364973187</text:p>
              </table:table-cell>
              <table:table-cell office:value-type="float" office:value="0.993886522851997">
                <text:p>0.993886522851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834926228913491">
                <text:p>0.834926228913491</text:p>
              </table:table-cell>
              <table:table-cell office:value-type="float" office:value="0.98388233118936">
                <text:p>0.98388233118936</text:p>
              </table:table-cell>
              <table:table-cell office:value-type="float" office:value="0.98930399197479">
                <text:p>0.98930399197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783815912388015">
                <text:p>0.783815912388015</text:p>
              </table:table-cell>
              <table:table-cell office:value-type="float" office:value="0.977548587356056">
                <text:p>0.977548587356056</text:p>
              </table:table-cell>
              <table:table-cell office:value-type="float" office:value="0.981713794363029">
                <text:p>0.981713794363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72583926193029">
                <text:p>0.72583926193029</text:p>
              </table:table-cell>
              <table:table-cell office:value-type="float" office:value="0.972049213656175">
                <text:p>0.972049213656175</text:p>
              </table:table-cell>
              <table:table-cell office:value-type="float" office:value="0.971059079051875">
                <text:p>0.9710590790518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2cm" xlink:href=".." xlink:type="simple" chart:class="chart:scatter" chart:style-name="ch1">
        <chart:title svg:x="7.677cm" svg:y="0.316cm" chart:style-name="ch2">
          <text:p>ov</text:p>
        </chart:title>
        <chart:legend chart:legend-position="end" svg:x="14.177cm" svg:y="3.704cm" style:legend-expansion="high" chart:style-name="ch3"/>
        <chart:plot-area chart:style-name="ch4" table:cell-range-address="plat_qos.M27:plat_qos.P36 plat_qos.N26:plat_qos.P26" chart:data-source-has-labels="row" svg:x="0.319cm" svg:y="1.301cm" svg:width="13.539cm" svg:height="7.521cm">
          <chartooo:coordinate-region svg:x="1.046cm" svg:y="1.501cm" svg:width="12.718cm" svg:height="6.6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t_qos.N27:plat_qos.N36" chart:label-cell-address="plat_qos.N26:plat_qos.N26" chart:class="chart:scatter">
            <chart:domain table:cell-range-address="plat_qos.M27:plat_qos.M36"/>
            <chart:data-point chart:repeated="10"/>
          </chart:series>
          <chart:series chart:style-name="ch8" chart:values-cell-range-address="plat_qos.O27:plat_qos.O36" chart:label-cell-address="plat_qos.O26:plat_qos.O26" chart:class="chart:scatter">
            <chart:data-point chart:repeated="10"/>
          </chart:series>
          <chart:series chart:style-name="ch9" chart:values-cell-range-address="plat_qos.P27:plat_qos.P36" chart:label-cell-address="plat_qos.P26:plat_qos.P26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ls</text:p>
                <draw:g>
                  <svg:desc>plat_qos.N26:plat_qos.N26</svg:desc>
                </draw:g>
              </table:table-cell>
              <table:table-cell office:value-type="string">
                <text:p>odr</text:p>
                <draw:g>
                  <svg:desc>plat_qos.O26:plat_qos.O26</svg:desc>
                </draw:g>
              </table:table-cell>
              <table:table-cell office:value-type="string">
                <text:p>fp</text:p>
                <draw:g>
                  <svg:desc>plat_qos.P26:plat_qos.P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plat_qos.M27:plat_qos.M36</svg:desc>
                </draw:g>
              </table:table-cell>
              <table:table-cell office:value-type="float" office:value="1">
                <text:p>1</text:p>
                <draw:g>
                  <svg:desc>plat_qos.N27:plat_qos.N36</svg:desc>
                </draw:g>
              </table:table-cell>
              <table:table-cell office:value-type="float" office:value="1">
                <text:p>1</text:p>
                <draw:g>
                  <svg:desc>plat_qos.O27:plat_qos.O36</svg:desc>
                </draw:g>
              </table:table-cell>
              <table:table-cell office:value-type="float" office:value="1">
                <text:p>1</text:p>
                <draw:g>
                  <svg:desc>plat_qos.P27:plat_qos.P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99796541200407">
                <text:p>0.9997965412004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98893118640051">
                <text:p>0.998893118640051</text:p>
              </table:table-cell>
              <table:table-cell office:value-type="float" office:value="0.999795501022495">
                <text:p>0.999795501022495</text:p>
              </table:table-cell>
              <table:table-cell office:value-type="float" office:value="0.999897750511247">
                <text:p>0.999897750511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96719368943373">
                <text:p>0.996719368943373</text:p>
              </table:table-cell>
              <table:table-cell office:value-type="float" office:value="0.999280521148997">
                <text:p>0.999280521148997</text:p>
              </table:table-cell>
              <table:table-cell office:value-type="float" office:value="0.999558878838628">
                <text:p>0.999558878838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989785257107173">
                <text:p>0.989785257107173</text:p>
              </table:table-cell>
              <table:table-cell office:value-type="float" office:value="0.998813282216753">
                <text:p>0.998813282216753</text:p>
              </table:table-cell>
              <table:table-cell office:value-type="float" office:value="0.999149394809553">
                <text:p>0.999149394809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967042854361506">
                <text:p>0.967042854361506</text:p>
              </table:table-cell>
              <table:table-cell office:value-type="float" office:value="0.997454934577602">
                <text:p>0.997454934577602</text:p>
              </table:table-cell>
              <table:table-cell office:value-type="float" office:value="0.997859841247618">
                <text:p>0.997859841247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937831173962514">
                <text:p>0.937831173962514</text:p>
              </table:table-cell>
              <table:table-cell office:value-type="float" office:value="0.995849037782853">
                <text:p>0.995849037782853</text:p>
              </table:table-cell>
              <table:table-cell office:value-type="float" office:value="0.996811350642179">
                <text:p>0.99681135064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01249772933569">
                <text:p>0.901249772933569</text:p>
              </table:table-cell>
              <table:table-cell office:value-type="float" office:value="0.99400684402063">
                <text:p>0.99400684402063</text:p>
              </table:table-cell>
              <table:table-cell office:value-type="float" office:value="0.994717737583086">
                <text:p>0.994717737583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832580878483016">
                <text:p>0.832580878483016</text:p>
              </table:table-cell>
              <table:table-cell office:value-type="float" office:value="0.991978899719903">
                <text:p>0.991978899719903</text:p>
              </table:table-cell>
              <table:table-cell office:value-type="float" office:value="0.992796666673022">
                <text:p>0.992796666673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745cm" svg:y="0.316cm" chart:style-name="ch2">
          <text:p>ls</text:p>
        </chart:title>
        <chart:legend chart:legend-position="end" svg:x="14.286cm" svg:y="3.703cm" style:legend-expansion="high" chart:style-name="ch3"/>
        <chart:plot-area chart:style-name="ch4" table:cell-range-address="plat_qos.E52:plat_qos.H61 plat_qos.F51:plat_qos.H51" chart:data-source-has-labels="row" svg:x="0.32cm" svg:y="1.301cm" svg:width="13.646cm" svg:height="7.519cm">
          <chartooo:coordinate-region svg:x="1.048cm" svg:y="1.501cm" svg:width="12.825cm" svg:height="6.67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t_qos.F52:plat_qos.F61" chart:label-cell-address="plat_qos.F51:plat_qos.F51" chart:class="chart:scatter">
            <chart:domain table:cell-range-address="plat_qos.E52:plat_qos.E61"/>
            <chart:data-point chart:repeated="10"/>
          </chart:series>
          <chart:series chart:style-name="ch8" chart:values-cell-range-address="plat_qos.G52:plat_qos.G61" chart:label-cell-address="plat_qos.G51:plat_qos.G51" chart:class="chart:scatter">
            <chart:data-point chart:repeated="10"/>
          </chart:series>
          <chart:series chart:style-name="ch9" chart:values-cell-range-address="plat_qos.H52:plat_qos.H61" chart:label-cell-address="plat_qos.H51:plat_qos.H5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f</text:p>
                <draw:g>
                  <svg:desc>plat_qos.F51:plat_qos.F51</svg:desc>
                </draw:g>
              </table:table-cell>
              <table:table-cell office:value-type="string">
                <text:p>ov</text:p>
                <draw:g>
                  <svg:desc>plat_qos.G51:plat_qos.G51</svg:desc>
                </draw:g>
              </table:table-cell>
              <table:table-cell office:value-type="string">
                <text:p>hi</text:p>
                <draw:g>
                  <svg:desc>plat_qos.H51:plat_qos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plat_qos.E52:plat_qos.E61</svg:desc>
                </draw:g>
              </table:table-cell>
              <table:table-cell office:value-type="float" office:value="1">
                <text:p>1</text:p>
                <draw:g>
                  <svg:desc>plat_qos.F52:plat_qos.F61</svg:desc>
                </draw:g>
              </table:table-cell>
              <table:table-cell office:value-type="float" office:value="1">
                <text:p>1</text:p>
                <draw:g>
                  <svg:desc>plat_qos.G52:plat_qos.G61</svg:desc>
                </draw:g>
              </table:table-cell>
              <table:table-cell office:value-type="float" office:value="0.944374882388353">
                <text:p>0.944374882388353</text:p>
                <draw:g>
                  <svg:desc>plat_qos.H52:plat_qos.H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999927557229788">
                <text:p>0.999927557229788</text:p>
              </table:table-cell>
              <table:table-cell office:value-type="float" office:value="1">
                <text:p>1</text:p>
              </table:table-cell>
              <table:table-cell office:value-type="float" office:value="0.896427215634978">
                <text:p>0.896427215634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98970205786076">
                <text:p>0.998970205786076</text:p>
              </table:table-cell>
              <table:table-cell office:value-type="float" office:value="0.999796541200407">
                <text:p>0.999796541200407</text:p>
              </table:table-cell>
              <table:table-cell office:value-type="float" office:value="0.835734809844008">
                <text:p>0.835734809844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92310132520535">
                <text:p>0.992310132520535</text:p>
              </table:table-cell>
              <table:table-cell office:value-type="float" office:value="0.998893118640051">
                <text:p>0.998893118640051</text:p>
              </table:table-cell>
              <table:table-cell office:value-type="float" office:value="0.773202213458677">
                <text:p>0.773202213458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69593801139299">
                <text:p>0.969593801139299</text:p>
              </table:table-cell>
              <table:table-cell office:value-type="float" office:value="0.996719368943373">
                <text:p>0.996719368943373</text:p>
              </table:table-cell>
              <table:table-cell office:value-type="float" office:value="0.691970774861796">
                <text:p>0.691970774861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926531484930644">
                <text:p>0.926531484930644</text:p>
              </table:table-cell>
              <table:table-cell office:value-type="float" office:value="0.989785257107173">
                <text:p>0.989785257107173</text:p>
              </table:table-cell>
              <table:table-cell office:value-type="float" office:value="0.6205054918943">
                <text:p>0.6205054918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882368294747261">
                <text:p>0.882368294747261</text:p>
              </table:table-cell>
              <table:table-cell office:value-type="float" office:value="0.967042854361506">
                <text:p>0.967042854361506</text:p>
              </table:table-cell>
              <table:table-cell office:value-type="float" office:value="0.566459685944511">
                <text:p>0.566459685944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">
                <text:p>0.85</text:p>
              </table:table-cell>
              <table:table-cell office:value-type="float" office:value="0.834926228913491">
                <text:p>0.834926228913491</text:p>
              </table:table-cell>
              <table:table-cell office:value-type="float" office:value="0.937831173962514">
                <text:p>0.937831173962514</text:p>
              </table:table-cell>
              <table:table-cell office:value-type="float" office:value="0.510258376504923">
                <text:p>0.510258376504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783815912388015">
                <text:p>0.783815912388015</text:p>
              </table:table-cell>
              <table:table-cell office:value-type="float" office:value="0.901249772933569">
                <text:p>0.901249772933569</text:p>
              </table:table-cell>
              <table:table-cell office:value-type="float" office:value="0.475118595956202">
                <text:p>0.475118595956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">
                <text:p>0.95</text:p>
              </table:table-cell>
              <table:table-cell office:value-type="float" office:value="0.72583926193029">
                <text:p>0.72583926193029</text:p>
              </table:table-cell>
              <table:table-cell office:value-type="float" office:value="0.832580878483016">
                <text:p>0.832580878483016</text:p>
              </table:table-cell>
              <table:table-cell office:value-type="float" office:value="0.430425008562799">
                <text:p>0.4304250085627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.0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7cm" svg:y="0.315cm" chart:style-name="ch2">
          <text:p>tf qos vs. util</text:p>
        </chart:title>
        <chart:legend chart:legend-position="end" svg:x="12.751cm" svg:y="3.925cm" style:legend-expansion="high" chart:style-name="ch3"/>
        <chart:plot-area chart:style-name="ch4" table:cell-range-address="mech_qos.F11:mech_qos.H17 mech_qos.G10:mech_qos.H10" chart:data-source-has-labels="row" svg:x="0.32cm" svg:y="1.316cm" svg:width="12.111cm" svg:height="7.504cm">
          <chartooo:coordinate-region svg:x="1.085cm" svg:y="1.407cm" svg:width="10.981cm" svg:height="6.7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ech_qos.G11:mech_qos.G17" chart:label-cell-address="mech_qos.G10:mech_qos.G10" chart:class="chart:scatter">
            <chart:domain table:cell-range-address="mech_qos.F11:mech_qos.F17"/>
            <chart:data-point chart:repeated="7"/>
          </chart:series>
          <chart:series chart:style-name="ch9" chart:values-cell-range-address="mech_qos.H11:mech_qos.H17" chart:label-cell-address="mech_qos.H10:mech_qos.H10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mr</text:p>
                <draw:g>
                  <svg:desc>mech_qos.G10:mech_qos.G10</svg:desc>
                </draw:g>
              </table:table-cell>
              <table:table-cell office:value-type="string">
                <text:p>dmr+tmr+pr</text:p>
                <draw:g>
                  <svg:desc>mech_qos.H10:mech_qos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ech_qos.F11:mech_qos.F17</svg:desc>
                </draw:g>
              </table:table-cell>
              <table:table-cell office:value-type="float" office:value="0.998939300100372">
                <text:p>0.998939300100372</text:p>
                <draw:g>
                  <svg:desc>mech_qos.G11:mech_qos.G17</svg:desc>
                </draw:g>
              </table:table-cell>
              <table:table-cell office:value-type="float" office:value="1">
                <text:p>1</text:p>
                <draw:g>
                  <svg:desc>mech_qos.H11:mech_qos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0.993795627621481">
                <text:p>0.993795627621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988014523501269">
                <text:p>0.98801452350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0.981437921400605">
                <text:p>0.981437921400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966744921446716">
                <text:p>0.966744921446716</text:p>
              </table:table-cell>
              <table:table-cell office:value-type="float" office:value="0.999805533008658">
                <text:p>0.999805533008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94516802793062">
                <text:p>0.94516802793062</text:p>
              </table:table-cell>
              <table:table-cell office:value-type="float" office:value="0.999127377672832">
                <text:p>0.999127377672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0.907071122828238">
                <text:p>0.907071122828238</text:p>
              </table:table-cell>
              <table:table-cell office:value-type="float" office:value="0.99729933122229">
                <text:p>0.997299331222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